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Panel.Profi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Panel.getDescriptionTex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ePanel.getProfileDenial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filePanel.setTreeNode( DefaultMutableTree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filePanel.getJPanel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filePanel.actionPerformed( java . awt . event .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Panel.saveAction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ProfilePanel.getJPanel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filePanel.getJComboB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filePanel.setProfileField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rofilePanel.noNull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Panel.setTree( JTree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Panel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Panel.getNor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filePanel.getApplication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ePanel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rofilePanel.getProfileRole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Panel.getDisabledCheckB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Panel.getSave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filePanel.getAbove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filePanel.getDeleteBut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ofilePanel.getIcon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e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filePanel.getGeneral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file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Panel.getCenterTabbed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filePanel.getRevertBut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ofilePanel.getProfileGrant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Panel.getJ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Panel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filePanel.getStatus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